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2cm" style:rel-column-width="2937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cm" style:rel-column-width="2775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color="#b80047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ocesso</text:span>: creazione utente</text:p>
      <text:p text:style-name="Standard"><text:span text:style-name="T2">Entità coinvolte</text:span>: utente, materie, livello scolastico, luogo di insegnamento</text:p>
      <text:p text:style-name="Standard"><text:span text:style-name="T2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2">Processo</text:span>: aggiornamento dati utente</text:p>
      <text:p text:style-name="Standard"><text:span text:style-name="T2">Entità</text:span> <text:span text:style-name="T2">coinvolte</text:span>: utente, materie, livelllo scolastico, luogo di insegnamento</text:p>
      <text:p text:style-name="Standard"><text:span text:style-name="T2">Avvenimenti</text:span>: si aggiornano i dati dell'utente, e si sostituiscono le materie vecchie con quelle nuove.</text:p>
      <text:p text:style-name="Standard"/>
      <text:p text:style-name="Standard"><text:span text:style-name="T2">Processo</text:span>: rimozione utente</text:p>
      <text:p text:style-name="Standard"><text:span text:style-name="T2">Entità</text:span> <text:span text:style-name="T2">coinvolte</text:span>: utente, materie, livelllo scolastico, luogo di insegnamento, lezioni, elementi didattici, bookmarks, lezioni in virtual classroom</text:p>
      <text:p text:style-name="Standard"><text:span text:style-name="T2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2">Processo</text:span>: copia di una lezione</text:p>
      <text:p text:style-name="Standard"><text:span text:style-name="T2">Entità</text:span> <text:span text:style-name="T2">coinvolte</text:span>: lezione da copiare, slides ed elementi didattici in essa contenuti</text:p>
      <text:p text:style-name="Standard"><text:span text:style-name="T2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2">Processo</text:span>: pubblicazione di una lezione</text:p>
      <text:p text:style-name="Standard"><text:span text:style-name="T2">Entità</text:span> <text:span text:style-name="T2">coinvolte</text:span>: lezione, elementi didattici contenuti nella lezione</text:p>
      <text:p text:style-name="Standard"><text:span text:style-name="T2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2">Processo</text:span>: rimettere in privato una lezione pubblica</text:p>
      <text:p text:style-name="Standard"><text:span text:style-name="T2">Entità</text:span> <text:span text:style-name="T2">coinvolte</text:span>: lezione selezionata, bookmarks e copie in virtual classroom degli utenti non proprietari</text:p>
      <text:p text:style-name="Standard"><text:span text:style-name="T2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2">Processo</text:span>: modifica di una lezione</text:p>
      <text:p text:style-name="Standard"><text:span text:style-name="T2">Entità</text:span> <text:span text:style-name="T2">coinvolte</text:span>: lezione</text:p>
      <text:p text:style-name="Standard"><text:span text:style-name="T2">Avvenimenti</text:span>: oltre ad essere salvata, nella lezione viene anche settato il campo 'copied_not_modified' con il valore false</text:p>
      <text:p text:style-name="Standard"/>
      <text:p text:style-name="Standard"><text:span text:style-name="T2">Processo</text:span>: rimozione di una lezione</text:p>
      <text:p text:style-name="Standard"><text:span text:style-name="T2">Entità</text:span> <text:span text:style-name="T2">coinvolte</text:span>: lezione, bookmarks, slides, copie in virtual classroom, notifiche</text:p>
      <text:p text:style-name="Standard"><text:span text:style-name="T2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2">Processo</text:span>: creazione di una lezione da parte di un utente</text:p>
      <text:p text:style-name="Standard"><text:span text:style-name="T2">Entità</text:span> <text:span text:style-name="T2">coinvolte</text:span>: utente, lezione</text:p>
      <text:p text:style-name="Standard"><text:span text:style-name="T2">Avvenimenti</text:span>: si crea una lezione per un utente, inserendo automaticamente il livello scolastico, e <text:soft-page-break/>controllando che la materia selezionata sia una di quelle associate all'utente.</text:p>
      <text:p text:style-name="Standard"/>
      <text:p text:style-name="Standard"><text:span text:style-name="T2">Processo</text:span>: taggamento di un oggetto <text:s/>(elemento didattico o lezione)</text:p>
      <text:p text:style-name="Standard"><text:span text:style-name="T2">Entità</text:span> <text:span text:style-name="T2">coinvolte</text:span>: tags, lezioni, elementi didattici</text:p>
      <text:p text:style-name="Standard"><text:span text:style-name="T2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11</text:p>
          </table:table-cell>
          <table:table-cell table:style-name="Tabella1.A1" office:value-type="string">
            <text:p text:style-name="P2">@slide.change_position(new_position)</text:p>
          </table:table-cell>
          <table:table-cell table:style-name="Tabella1.C1" office:value-type="string">
            <text:p text:style-name="P2">It checks that the position is valid (must be &lt;= number of slides); if it is, it changes the position of all the affected slides and save from the first to the last. If the position is unchanged it does nothing.</text:p>
          </table:table-cell>
        </table:table-row>
        <table:table-row>
          <table:table-cell table:style-name="Tabella1.A2" office:value-type="string">
            <text:p text:style-name="P1">12</text:p>
          </table:table-cell>
          <table:table-cell table:style-name="Tabella1.A2" office:value-type="string">
            <text:p text:style-name="P2">@lesson.add_slide(kind)</text:p>
          </table:table-cell>
          <table:table-cell table:style-name="Tabella1.C2" office:value-type="string">
            <text:p text:style-name="P2">It checks that the type is correct, and it adds a slide in the last position.</text:p>
          </table:table-cell>
        </table:table-row>
        <table:table-row>
          <table:table-cell table:style-name="Tabella1.A2" office:value-type="string">
            <text:p text:style-name="P1">13</text:p>
          </table:table-cell>
          <table:table-cell table:style-name="Tabella1.A2" office:value-type="string">
            <text:p text:style-name="P2">@slide.destroy_with_positions</text:p>
          </table:table-cell>
          <table:table-cell table:style-name="Tabella1.C2" office:value-type="string">
            <text:p text:style-name="P2">It destroys the slide and sets affected positions.</text:p>
          </table:table-cell>
        </table:table-row>
        <table:table-row>
          <table:table-cell table:style-name="Tabella1.A2" office:value-type="string">
            <text:p text:style-name="P1">14</text:p>
          </table:table-cell>
          <table:table-cell table:style-name="Tabella1.A2" office:value-type="string">
            <text:p text:style-name="P2">@slide.next</text:p>
          </table:table-cell>
          <table:table-cell table:style-name="Tabella1.C2" office:value-type="string">
            <text:p text:style-name="P2">Next slide.</text:p>
          </table:table-cell>
        </table:table-row>
        <table:table-row>
          <table:table-cell table:style-name="Tabella1.A2" office:value-type="string">
            <text:p text:style-name="P1">15</text:p>
          </table:table-cell>
          <table:table-cell table:style-name="Tabella1.A2" office:value-type="string">
            <text:p text:style-name="P2">@slide.prev</text:p>
          </table:table-cell>
          <table:table-cell table:style-name="Tabella1.C2" office:value-type="string">
            <text:p text:style-name="P2">Previous slide.</text:p>
          </table:table-cell>
        </table:table-row>
        <table:table-row>
          <table:table-cell table:style-name="Tabella1.A2" office:value-type="string">
            <text:p text:style-name="P1">16</text:p>
          </table:table-cell>
          <table:table-cell table:style-name="Tabella1.A2" office:value-type="string">
            <text:p text:style-name="P2">@media_element.check_and_destroy</text:p>
          </table:table-cell>
          <table:table-cell table:style-name="Tabella1.C2" office:value-type="string">
            <text:p text:style-name="P2">This wraps the method destroy, it is necessary to return a message if the element is not destroyable. The cascade structure is automatic (see <text:span text:style-name="T1">Section 3.2</text:span>).</text:p>
          </table:table-cell>
        </table:table-row>
        <table:table-row>
          <table:table-cell table:style-name="Tabella1.A2" office:value-type="string">
            <text:p text:style-name="P1">17</text:p>
          </table:table-cell>
          <table:table-cell table:style-name="Tabella1.A2" office:value-type="string">
            <text:p text:style-name="P2">@virtual_classroom_lesson.change_position(new position)</text:p>
          </table:table-cell>
          <table:table-cell table:style-name="Tabella1.C2" office:value-type="string">
            <text:p text:style-name="P2">It checks that the position is valid (must be &lt;= number of playlist items lessons for that user); if it is, it changes the position of all the affected lessons and save from the first to the last. If the position is unchanged it does nothing.</text:p>
          </table:table-cell>
        </table:table-row>
        <table:table-row>
          <table:table-cell table:style-name="Tabella1.A2" office:value-type="string">
            <text:p text:style-name="P1">18</text:p>
          </table:table-cell>
          <table:table-cell table:style-name="Tabella1.A2" office:value-type="string">
            <text:p text:style-name="P2">@virtual_classroom_lesson.add_to_playlist</text:p>
          </table:table-cell>
          <table:table-cell table:style-name="Tabella1.C2" office:value-type="string">
            <text:p text:style-name="P2">If it is already in the playlist, it does nothing, otherwise it sets 'position' as the last position in the playlist.</text:p>
          </table:table-cell>
        </table:table-row>
        <table:table-row>
          <table:table-cell table:style-name="Tabella1.A2" office:value-type="string">
            <text:p text:style-name="P1">19</text:p>
          </table:table-cell>
          <table:table-cell table:style-name="Tabella1.A2" office:value-type="string">
            <text:p text:style-name="P2">@virtual_classroom_lesson.remove_from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0</text:p>
          </table:table-cell>
          <table:table-cell table:style-name="Tabella1.A2" office:value-type="string">
            <text:p text:style-name="P2">@virtual_classroom_lesson.next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1</text:p>
          </table:table-cell>
          <table:table-cell table:style-name="Tabella1.A2" office:value-type="string">
            <text:p text:style-name="P2">@virtual_classroom_lesson.prev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2</text:p>
          </table:table-cell>
          <table:table-cell table:style-name="Tabella1.A2" office:value-type="string">
            <text:p text:style-name="P2">@user.playlist</text:p>
          </table:table-cell>
          <table:table-cell table:style-name="Tabella1.C2" office:value-type="string">
            <text:p text:style-name="P2">Gets that users's playlist ordered by position.</text:p>
          </table:table-cell>
        </table:table-row>
        <table:table-row>
          <table:table-cell table:style-name="Tabella1.A2" office:value-type="string">
            <text:p text:style-name="P1">23</text:p>
          </table:table-cell>
          <table:table-cell table:style-name="Tabella1.A2" office:value-type="string">
            <text:p text:style-name="P2">@lesson.add_to_virtual_classroom(user_id)</text:p>
          </table:table-cell>
          <table:table-cell table:style-name="Tabella1.C2" office:value-type="string">
            <text:p text:style-name="P2">Checks if the lesson may be added to virtual classroom, if yes it creates a record in virtual_classroom_lessons.</text:p>
          </table:table-cell>
        </table:table-row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classroom and removes it updating positions.</text:p>
          </table:table-cell>
        </table:table-row>
        <text:soft-page-break/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1:25:46</dc:date>
    <dc:creator>Morgan Spa</dc:creator>
    <meta:editing-duration>PT53M24S</meta:editing-duration>
    <meta:editing-cycles>10</meta:editing-cycles>
    <meta:generator>LibreOffice/3.5$Linux_X86_64 LibreOffice_project/350m1$Build-2</meta:generator>
    <meta:document-statistic meta:table-count="1" meta:image-count="0" meta:object-count="0" meta:page-count="3" meta:paragraph-count="80" meta:word-count="750" meta:character-count="5236" meta:non-whitespace-character-count="4565"/>
  </office:meta>
</office:document-meta>
</file>